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telephone number</text:p>
          </table:table-cell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Einstein</text:p>
          </table:table-cell>
          <table:table-cell office:value-type="float" office:value="2105689457" calcext:value-type="float">
            <text:p>2105689457</text:p>
          </table:table-cell>
        </table:table-row>
        <table:table-row table:style-name="ro1">
          <table:table-cell office:value-type="string" calcext:value-type="string">
            <text:p>Mariei</text:p>
          </table:table-cell>
          <table:table-cell office:value-type="string" calcext:value-type="string">
            <text:p>Curie</text:p>
          </table:table-cell>
          <table:table-cell office:value-type="float" office:value="2105678985" calcext:value-type="float">
            <text:p>2105678985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Newton</text:p>
          </table:table-cell>
          <table:table-cell office:value-type="float" office:value="2105689123" calcext:value-type="float">
            <text:p>2105689123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eynman</text:p>
          </table:table-cell>
          <table:table-cell office:value-type="float" office:value="2103256784" calcext:value-type="float">
            <text:p>2103256784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Thomson</text:p>
          </table:table-cell>
          <table:table-cell office:value-type="float" office:value="2106532154" calcext:value-type="float">
            <text:p>2106532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/00/0000</text:date>, <text:time style:data-style-name="N2" text:time-value="08:43:35.500229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1:56:46.901893486</meta:creation-date>
    <dc:date>2024-03-14T08:45:46.403238235</dc:date>
    <meta:editing-duration>PT8M29S</meta:editing-duration>
    <meta:editing-cycles>8</meta:editing-cycles>
    <meta:generator>LibreOffice/6.4.7.2$Linux_X86_64 LibreOffice_project/40$Build-2</meta:generator>
    <meta:document-statistic meta:table-count="1" meta:cell-count="18" meta:object-count="0"/>
  </office:meta>
</office:document-meta>
</file>